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Serializer.setOutputStream( 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OPSerializer.configure( Configuration conf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FOP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erializ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Serializ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P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Serializ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